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gableSchemaResolver.resolveEntity( @ Nullable String publicId , @ Nullable String system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luggableSchemaResolver.PluggableSchemaResolver( @ Nullable ClassLoader classLoader , String schemaMappings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gableSchema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gableSchemaResolver.PluggableSchemaResolv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luggableSchemaResolver.getSchemaMapping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